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000000"/>
    </style:style>
    <style:style style:name="gr2" style:family="graphic" style:parent-style-name="standard">
      <style:graphic-properties draw:stroke="none" svg:stroke-width="0.061cm" draw:marker-start-width="0.382cm" draw:marker-end-width="0.382cm" draw:stroke-linejoin="miter" draw:fill-color="#ff7f00" draw:textarea-horizontal-align="justify" draw:textarea-vertical-align="top" draw:auto-grow-height="true" fo:min-height="0cm" fo:min-width="0cm"/>
    </style:style>
    <style:style style:name="gr3" style:family="graphic" style:parent-style-name="standard">
      <style:graphic-properties draw:stroke="none" svg:stroke-width="0.061cm" draw:marker-start-width="0.2cm" draw:marker-end-width="0.2cm" draw:stroke-linejoin="miter" draw:fill-color="#009fe3" draw:textarea-horizontal-align="justify" draw:textarea-vertical-align="top" draw:auto-grow-height="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0.465cm" fo:min-width="0cm"/>
    </style:style>
    <style:style style:name="gr5" style:family="graphic" style:parent-style-name="standard">
      <style:graphic-properties draw:stroke="none" svg:stroke-width="0.061cm" draw:marker-start-width="0.382cm" draw:marker-end-width="0.382cm" draw:stroke-linejoin="miter" draw:fill-color="#009fe3" draw:textarea-horizontal-align="justify" draw:textarea-vertical-align="top" draw:auto-grow-height="true" fo:min-height="0cm" fo:min-width="0cm" draw:shadow="hidden"/>
    </style:style>
    <style:style style:name="gr6" style:family="graphic" style:parent-style-name="standard">
      <style:graphic-properties draw:stroke="none" svg:stroke-width="0.061cm" draw:marker-start-width="0.2cm" draw:marker-end-width="0.2cm" draw:stroke-linejoin="miter" draw:fill-color="#ff7f00" draw:textarea-horizontal-align="justify" draw:textarea-vertical-align="top" draw:auto-grow-height="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3.155cm" fo:min-width="12.084cm"/>
    </style:style>
    <style:style style:name="gr8" style:family="graphic" style:parent-style-name="standard">
      <style:graphic-properties draw:stroke="none" svg:stroke-color="#3465a4" draw:fill="solid" draw:fill-color="#009fe3" draw:textarea-horizontal-align="center" draw:textarea-vertical-align="middle" fo:min-height="8.82cm" draw:shadow="hidden"/>
    </style:style>
    <style:style style:name="gr9" style:family="graphic" style:parent-style-name="standard">
      <style:graphic-properties draw:stroke="none" draw:fill="solid" draw:fill-color="#ff7f00" draw:textarea-horizontal-align="center" draw:textarea-vertical-align="middle" fo:min-height="8.82cm" draw:shadow="hidden"/>
    </style:style>
    <style:style style:name="P1" style:family="paragraph">
      <loext:graphic-properties draw:fill="solid" draw:fill-color="#000000"/>
    </style:style>
    <style:style style:name="P2" style:family="paragraph">
      <loext:graphic-properties draw:fill-color="#ff7f00"/>
      <style:paragraph-properties fo:text-align="start"/>
    </style:style>
    <style:style style:name="P3" style:family="paragraph">
      <loext:graphic-properties draw:fill-color="#009fe3"/>
      <style:paragraph-properties fo:text-align="start"/>
    </style:style>
    <style:style style:name="P4" style:family="paragraph">
      <loext:graphic-properties draw:fill="none" draw:fill-color="#ffffff"/>
      <style:text-properties style:font-name="Calibri" fo:font-size="290pt" fo:font-style="normal" fo:font-weight="bold" style:font-size-asian="290pt" style:font-style-asian="normal" style:font-weight-asian="bold" style:font-size-complex="290pt" style:font-style-complex="normal" style:font-weight-complex="bold"/>
    </style:style>
    <style:style style:name="P5" style:family="paragraph">
      <loext:graphic-properties draw:fill="none" draw:fill-color="#ffffff"/>
      <style:text-properties fo:color="#009fe3" style:font-name="Arial" fo:font-size="80pt" fo:font-weight="bold" style:font-size-asian="80pt" style:font-weight-asian="bold" style:font-size-complex="80pt" style:font-weight-complex="bold"/>
    </style:style>
    <style:style style:name="P6" style:family="paragraph">
      <loext:graphic-properties draw:fill="solid" draw:fill-color="#009fe3"/>
      <style:paragraph-properties fo:text-align="center"/>
    </style:style>
    <style:style style:name="P7" style:family="paragraph">
      <loext:graphic-properties draw:fill="solid" draw:fill-color="#ff7f00"/>
      <style:paragraph-properties fo:text-align="center"/>
    </style:style>
    <style:style style:name="T1" style:family="text">
      <style:text-properties fo:color="#ff7f00" style:font-name="Calibri" fo:font-size="250pt" fo:font-style="normal" fo:font-weight="bold" style:font-size-asian="250pt" style:font-style-asian="normal" style:font-weight-asian="bold" style:font-size-complex="250pt" style:font-style-complex="normal" style:font-weight-complex="bold"/>
    </style:style>
    <style:style style:name="T2" style:family="text">
      <style:text-properties fo:color="#000000" style:font-name="Calibri" fo:font-size="250pt" fo:font-style="normal" fo:font-weight="bold" style:font-size-asian="250pt" style:font-style-asian="normal" style:font-weight-asian="bold" style:font-size-complex="250pt" style:font-style-complex="normal" style:font-weight-complex="bold"/>
    </style:style>
    <style:style style:name="T3" style:family="text">
      <style:text-properties fo:color="#009fe3" style:font-name="Calibri" fo:font-size="300pt" fo:font-style="normal" fo:font-weight="bold" style:font-size-asian="300pt" style:font-style-asian="normal" style:font-weight-asian="bold" style:font-size-complex="300pt" style:font-style-complex="normal" style:font-weight-complex="bold"/>
    </style:style>
    <style:style style:name="T4" style:family="text">
      <style:text-properties fo:color="#009fe3" style:font-name="Arial"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5.156cm" svg:height="25.4cm" svg:x="0cm" svg:y="0cm" svg:viewBox="0 0 45157 25401" draw:points="22578,25401 0,25401 0,0 45157,0 45157,25401">
          <text:p/>
        </draw:polygon>
        <draw:g>
          <draw:custom-shape draw:style-name="gr2" draw:text-style-name="P2" draw:layer="layout" svg:width="6.9cm" svg:height="6.9cm" draw:transform="rotate (-0.792903079181025) translate (7.987cm 6.97cm)">
            <text:p/>
            <draw:enhanced-geometry svg:viewBox="0 0 21600 21600" draw:type="block-arc" draw:modifiers="136.745649682703 7338.052759700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6.9cm" svg:height="6.9cm" draw:transform="rotate (2.34868957440877) translate (7.912cm 16.74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9.249cm" svg:height="9.249cm" draw:transform="rotate (2.34868957440877) translate (7.903cm 18.4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11.581cm" svg:height="11.581cm" draw:transform="rotate (2.34868957440877) translate (7.929cm 20.05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 draw:text-style-name="P4" draw:layer="layout" svg:width="27.024cm" svg:height="20.715cm" svg:x="11.632cm" svg:y="7.104cm">
          <draw:text-box>
            <text:p><text:span text:style-name="T1">pen</text:span><text:span text:style-name="T2">.</text:span><text:span text:style-name="T3">H</text:span></text:p>
          </draw:text-box>
        </draw:frame>
        <draw:g>
          <draw:path draw:style-name="gr5" draw:text-style-name="P3" draw:layer="layout" svg:width="5.09cm" svg:height="9.756cm" svg:x="34.999cm" svg:y="6.992cm" svg:viewBox="0 0 5091 9757" svg:d="M1453 1434c-57 5-352-26-1346 14 0 1800-147 6851-97 6879 52 25 1621 1 1679 2 57-3 115-5 172-7 57-5 115-10 172-15 57-8 114-16 170-24 57-11 113-22 170-33 56-13 112-27 167-41 56-16 111-32 166-49 54-19 108-38 162-57 54-22 107-43 161-65 52-25 104-49 156-74 50-27 101-53 152-80 49-30 99-59 148-89 48-32 96-64 143-96 46-34 93-68 139-102 44-37 88-74 133-110 42-39 85-78 128-117 40-41 81-82 121-122 39-43 77-85 115-128 36-45 73-89 109-134 34-47 68-93 103-140 31-48 62-96 94-144 29-49 58-99 87-148 27-51 54-102 80-153 24-53 48-105 72-157 22-54 43-107 65-161 18-54 37-108 55-162 17-55 33-110 49-166 13-55 26-111 40-167 10-57 21-114 31-171 7-57 15-114 22-171 5-57 10-114 14-171 2-58 4-116 6-173-369-3-738-5-1106-8-2 39-3 78-4 117-3 39-6 78-9 117-5 39-11 78-16 116-7 39-14 77-21 116-9 38-18 76-26 114-11 38-22 75-33 113-13 37-26 74-38 111-15 36-30 72-44 108-17 36-33 71-49 107-19 34-37 69-55 103-20 34-39 68-59 102-22 33-43 65-65 98-23 31-46 63-69 94-24 30-49 61-74 91-26 29-52 58-78 87-27 28-55 56-82 84-29 26-58 52-87 78-31 25-61 50-91 75-31 23-63 46-94 70-32 22-65 44-97 66-34 19-67 39-101 59-34 18-69 37-103 56-36 16-71 33-106 49-37 15-73 30-109 44-37 13-73 26-110 39-38 11-75 23-113 34-38 9-76 18-114 27-38 8-77 15-115 22-39 6-77 11-116 16-39 4-78 8-117 11-39 1-78 3-117 4-39 0-78 0-117 0-39-3-78-5-117-8-39-4-78-8-117-12-38-7 36-4649 75-4654 39-3 64-29 103-32-21-369-27-714-47-1082zM1758 9757zM1524 0z">
            <text:p/>
          </draw:path>
          <draw:custom-shape draw:style-name="gr6" draw:text-style-name="P2" draw:layer="layout" svg:width="6.9cm" svg:height="6.9cm" draw:transform="rotate (-0.761487152645126) translate (36.525cm 6.982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9.249cm" svg:height="9.249cm" draw:transform="rotate (-0.761487152645126) translate (36.482cm 5.322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11.581cm" svg:height="11.581cm" draw:transform="rotate (-0.761487152645126) translate (36.404cm 3.674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7" draw:text-style-name="P5" draw:layer="layout" svg:width="12.584cm" svg:height="3.405cm" svg:x="16.228cm" svg:y="16.747cm">
          <draw:text-box>
            <text:p><text:span text:style-name="T4">1.0 beta1</text:span></text:p>
          </draw:text-box>
        </draw:frame>
        <draw:g>
          <draw:polygon draw:style-name="gr8" draw:text-style-name="P6" draw:layer="layout" svg:width="1.138cm" svg:height="1.255cm" svg:x="26.301cm" svg:y="13.931cm" svg:viewBox="0 0 1139 1256" draw:points="1139,1115 1101,1150 1079,1165 1055,1178 1030,1191 1003,1202 944,1222 878,1237 805,1247 725,1254 638,1256 551,1254 471,1248 398,1237 332,1222 273,1203 246,1192 221,1180 198,1166 176,1152 156,1137 138,1120 121,1102 106,1083 91,1061 78,1037 65,1012 54,984 44,955 35,924 20,856 9,780 2,697 0,606 2,509 9,420 20,340 35,268 55,204 66,175 79,149 93,124 107,102 123,81 140,63 159,46 179,31 230,0">
            <text:p/>
          </draw:polygon>
          <draw:polygon draw:style-name="gr9" draw:text-style-name="P7" draw:layer="layout" svg:width="1.048cm" svg:height="1.191cm" svg:x="26.531cm" svg:y="13.856cm" svg:viewBox="0 0 1049 1192" draw:points="909,1192 0,72 47,54 107,35 173,20 247,9 328,2 416,0 502,2 581,9 653,19 719,34 777,53 804,64 829,77 852,90 874,104 893,120 911,136 928,154 944,174 958,196 972,219 984,245 995,273 1006,302 1015,334 1030,402 1041,479 1047,563 1049,655 1047,751 1040,839 1030,918 1014,990 995,1053 983,1081 970,1108 957,1132 942,1155 926,117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15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2T18:11:19.796913371</dc:date>
    <meta:editing-duration>PT9M46S</meta:editing-duration>
    <meta:editing-cycles>3</meta:editing-cycles>
    <meta:generator>LibreOffice/6.0.7.3$Linux_X86_64 LibreOffice_project/00m0$Build-3</meta:generator>
    <meta:document-statistic meta:object-count="16"/>
  </office:meta>
</office:document-meta>
</file>